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er Mega SS Black 1000wt" svg:font-family="'Courer Mega SS Black 1000wt'" style:font-family-generic="modern" style:font-pitch="fixed"/>
    <style:font-face style:name="Courier Mega RS" svg:font-family="'Courier Mega RS'" style:font-family-generic="modern" style:font-pitch="fixed"/>
    <style:font-face style:name="Courier Mega SS Thin 0wt" svg:font-family="'Courier Mega SS Thin 0wt'" style:font-family-generic="modern" style:font-pitch="fixed"/>
    <style:font-face style:name="Courier New" svg:font-family="'Courier New'" style:font-family-generic="modern" style:font-pitch="fixed"/>
    <style:font-face style:name="Courier Mega SS" svg:font-family="'Courier Mega S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Mega RS" officeooo:rsid="000c1e73" officeooo:paragraph-rsid="000c1e73"/>
    </style:style>
    <style:style style:name="P2" style:family="paragraph" style:parent-style-name="Standard">
      <style:text-properties style:font-name="Courier Mega RS" fo:font-style="italic" officeooo:rsid="000c1e73" officeooo:paragraph-rsid="000c1e73" style:font-style-asian="italic" style:font-style-complex="italic"/>
    </style:style>
    <style:style style:name="P3" style:family="paragraph" style:parent-style-name="Standard">
      <style:text-properties style:font-name="Courier Mega RS" fo:font-style="italic" fo:font-weight="bold" officeooo:rsid="000c1e73" officeooo:paragraph-rsid="000c1e73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Courier Mega RS" fo:font-weight="bold" officeooo:rsid="000c1e73" officeooo:paragraph-rsid="000c1e73" style:font-weight-asian="bold" style:font-weight-complex="bold"/>
    </style:style>
    <style:style style:name="P5" style:family="paragraph" style:parent-style-name="Standard">
      <style:text-properties style:font-name="Courier Mega SS Thin 0wt" officeooo:rsid="000c1e73" officeooo:paragraph-rsid="000c1e73"/>
    </style:style>
    <style:style style:name="P6" style:family="paragraph" style:parent-style-name="Standard">
      <style:text-properties style:font-name="Courier Mega SS" officeooo:rsid="000c1e73" officeooo:paragraph-rsid="000c1e73"/>
    </style:style>
    <style:style style:name="P7" style:family="paragraph" style:parent-style-name="Standard">
      <style:text-properties style:font-name="Courer Mega SS Black 1000wt" officeooo:rsid="000c1e73" officeooo:paragraph-rsid="000c1e73"/>
    </style:style>
    <style:style style:name="P8" style:family="paragraph" style:parent-style-name="Standard">
      <style:text-properties style:font-name="Courier New" officeooo:rsid="000c1e73" officeooo:paragraph-rsid="000c1e73"/>
    </style:style>
    <style:style style:name="P9" style:family="paragraph" style:parent-style-name="Standard">
      <style:text-properties style:font-name="Courier Mega RS" fo:font-weight="normal" officeooo:rsid="000c1e73" officeooo:paragraph-rsid="000c1e7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urier Mega RS <text:s/>Regular 41wt:</text:p>
      <text:p text:style-name="P9">ABCDEFGHIJKLMNOPQRSTUVWXYZabcdefghijklmnopqrstuvwxyz0123456789`~!@#$%^&amp;*()_+{}|:”&lt;&gt;?[]\;',./</text:p>
      <text:p text:style-name="P1"/>
      <text:p text:style-name="P2">Courier Mega RS Italic 41wt:</text:p>
      <text:p text:style-name="P2">ABCDEFGHIJKLMNOPQRSTUVWXYZabcdefghijklmnopqrstuvwxyz0123456789`~!@#$%^&amp;*()_+{}|:”&lt;&gt;?[]\;',./</text:p>
      <text:p text:style-name="P1"/>
      <text:p text:style-name="P4">Courier Mega RS Bold 41wt:</text:p>
      <text:p text:style-name="P4">ABCDEFGHIJKLMNOPQRSTUVWXYZabcdefghijklmnopqrstuvwxyz0123456789`~!@#$%^&amp;*()_+{}|:”&lt;&gt;?[]\;',./</text:p>
      <text:p text:style-name="P1"/>
      <text:p text:style-name="P3">Courier Mega RS Bold Italic 41wt:</text:p>
      <text:p text:style-name="P3">ABCDEFGHIJKLMNOPQRSTUVWXYZabcdefghijklmnopqrstuvwxyz0123456789`~!@#$%^&amp;*()_+{}|:”&lt;&gt;?[]\;',./</text:p>
      <text:p text:style-name="P1"/>
      <text:p text:style-name="P5">Courier Mega SS Thin 0wt:</text:p>
      <text:p text:style-name="P5">ABCDEFGHIJKLMNOPQRSTUVWXYZabcdefghijklmnopqrstuvwxyz0123456789`~!@#$%^&amp;*()_+{}|:”&lt;&gt;?[]\;',./</text:p>
      <text:p text:style-name="P1"/>
      <text:p text:style-name="P6">Courier Mega SS Regular:</text:p>
      <text:p text:style-name="P6">ABCDEFGHIJKLMNOPQRSTUVWXYZabcdefghijklmnopqrstuvwxyz0123456789`~!@#$%^&amp;*()_+{}|:”&lt;&gt;?[]\;',./</text:p>
      <text:p text:style-name="P1"/>
      <text:p text:style-name="P7">Courier Mega SS Black 1000wt:</text:p>
      <text:p text:style-name="P7">ABCDEFGHIJKLMNOPQRSTUVWXYZabcdefghijklmnopqrstuvwxyz0123456789`~!@#$%^&amp;*()_+{}|:”&lt;&gt;?[]\;',./</text:p>
      <text:p text:style-name="P1"/>
      <text:p text:style-name="P8">Courier New (for comparison):</text:p>
      <text:p text:style-name="P8">ABCDEFGHIJKLMNOPQRSTUVWXYZabcdefghijklmnopqrstuvwxyz0123456789`~!@#$%^&amp;*()_+{}|:”&lt;&gt;?[]\;',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er Mega SS Black 1000wt" svg:font-family="'Courer Mega SS Black 1000wt'" style:font-family-generic="modern" style:font-pitch="fixed"/>
    <style:font-face style:name="Courier Mega RS" svg:font-family="'Courier Mega RS'" style:font-family-generic="modern" style:font-pitch="fixed"/>
    <style:font-face style:name="Courier Mega SS Thin 0wt" svg:font-family="'Courier Mega SS Thin 0wt'" style:font-family-generic="modern" style:font-pitch="fixed"/>
    <style:font-face style:name="Courier New" svg:font-family="'Courier New'" style:font-family-generic="modern" style:font-pitch="fixed"/>
    <style:font-face style:name="Courier Mega SS" svg:font-family="'Courier Mega S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9:09:51.046000000</meta:creation-date>
    <dc:date>2014-08-14T19:20:45.181000000</dc:date>
    <meta:editing-duration>P0D</meta:editing-duration>
    <meta:editing-cycles>2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6" meta:word-count="47" meta:character-count="960" meta:non-whitespace-character-count="928"/>
  </office:meta>
</office:document-meta>
</file>